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Helvetica Neue" svg:font-family="'Helvetica Neue'"/>
    <style:font-face style:name="Courier New1" svg:font-family="'Courier New'" style:font-family-generic="modern" style:font-pitch="fixed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Helvetica Neue1" svg:font-family="'Helvetica Neue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DejaVu Sans2" svg:font-family="'DejaVu Sans'" style:font-family-generic="modern" style:font-pitch="variable"/>
    <style:font-face style:name="Liberation Sans2" svg:font-family="'Liberation Sans'" style:font-family-generic="modern" style:font-pitch="variable"/>
    <style:font-face style:name="Times New Roman" svg:font-family="'Times New Roman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pr1" style:family="presentation" style:parent-style-name="Title_20__26__20_Subtitle-title">
      <style:graphic-properties draw:stroke="none" svg:stroke-width="0cm" draw:fill="none" draw:textarea-vertical-align="bottom" draw:auto-grow-height="false" draw:fit-to-size="false" style:shrink-to-fit="false" fo:min-height="4.524cm" fo:padding-top="0.141cm" fo:padding-bottom="0.141cm" fo:padding-left="0.141cm" fo:padding-right="0.141cm" fo:wrap-option="wrap"/>
    </style:style>
    <style:style style:name="pr2" style:family="presentation" style:parent-style-name="Title_20__26__20_Subtitle-subtitle">
      <style:graphic-properties draw:stroke="none" svg:stroke-width="0cm" draw:fill="none" draw:fill-color="#ffffff" draw:textarea-vertical-align="top" draw:auto-grow-height="false" draw:fit-to-size="false" style:shrink-to-fit="false" fo:min-height="15.713cm" fo:padding-top="0.141cm" fo:padding-bottom="0.141cm" fo:padding-left="0.141cm" fo:padding-right="0.141cm" fo:wrap-option="wrap"/>
    </style:style>
    <style:style style:name="pr3" style:family="presentation" style:parent-style-name="Title_20__26__20_Sub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8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36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17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Helvetica Neue" fo:font-size="22pt" fo:letter-spacing="normal" fo:font-style="normal" style:text-underline-style="none" fo:font-weight="normal" style:font-name-asian="Helvetica Neue" style:font-size-asian="22pt" style:font-style-asian="normal" style:font-weight-asian="normal" style:font-name-complex="Helvetica Neue" style:font-size-complex="22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Helvetica Neue" fo:font-size="80pt" fo:letter-spacing="normal" fo:font-style="normal" style:text-underline-style="none" fo:font-weight="normal" style:font-name-asian="Helvetica Neue" style:font-size-asian="80pt" style:font-style-asian="normal" style:font-weight-asian="normal" style:font-name-complex="Helvetica Neue" style:font-size-complex="8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Helvetica Neue" fo:font-size="32pt" fo:letter-spacing="normal" fo:font-style="normal" style:text-underline-style="none" fo:font-weight="normal" style:font-name-asian="Helvetica Neue" style:font-size-asian="32pt" style:font-style-asian="normal" style:font-weight-asian="normal" style:font-name-complex="Helvetica Neue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Helvetica Neue" fo:font-size="36pt" fo:letter-spacing="normal" fo:font-style="normal" style:text-underline-style="none" fo:font-weight="normal" style:font-name-asian="Helvetica Neue" style:font-size-asian="36pt" style:font-style-asian="normal" style:font-weight-asian="normal" style:font-name-complex="Helvetica Neue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normal" style:text-underline-style="none" fo:font-weight="normal" style:font-name-asian="Helvetica Neue" style:font-size-asian="36pt" style:font-style-asian="normal" style:font-weight-asian="normal" style:font-name-complex="Calibri" style:font-size-complex="3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normal" style:text-underline-style="none" fo:font-weight="normal" style:font-name-asian="Calibri" style:font-size-asian="36pt" style:font-style-asian="normal" style:font-weight-asian="normal" style:font-name-complex="Calibri" style:font-size-complex="3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urier New1" fo:font-size="32pt" fo:letter-spacing="normal" fo:font-style="normal" style:text-underline-style="none" fo:font-weight="normal" style:font-name-asian="Times New Roman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Arial1" style:font-size-asian="44pt" style:font-style-asian="normal" style:font-weight-asian="normal" style:font-name-complex="Arial1" style:font-size-complex="4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_26__20_Subtitle" presentation:presentation-page-layout-name="AL1T0">
        <draw:frame draw:name="Shape 23" presentation:style-name="pr1" draw:text-style-name="P2" draw:layer="layout" svg:width="29.068cm" svg:height="5.972cm" svg:x="3.528cm" svg:y="1.011cm" presentation:class="title" presentation:user-transformed="true">
          <draw:text-box>
            <text:p text:style-name="P1"><text:span text:style-name="T1">Status constrained join proxy</text:span></text:p>
          </draw:text-box>
        </draw:frame>
        <draw:frame draw:name="Shape 24" presentation:style-name="pr2" draw:text-style-name="P3" draw:layer="layout" svg:width="31.801cm" svg:height="4.212cm" svg:x="2.521cm" svg:y="8.927cm" presentation:class="subtitle" presentation:user-transformed="true">
          <draw:text-box>
            <text:p text:style-name="P1"><text:span text:style-name="T2"/></text:p>
            <text:p text:style-name="P1"><text:span text:style-name="T2">Michael Richardson, Peter van der Stok, Panos Kampanakis</text:span></text:p>
            <text:p text:style-name="P1"><text:span text:style-name="T2"/></text:p>
            <text:p text:style-name="P1"><text:span text:style-name="T3"/></text:p>
          </draw:text-box>
        </draw:frame>
        <draw:custom-shape draw:name="Shape 25" draw:style-name="gr1" draw:text-style-name="P4" draw:layer="layout" svg:width="19.805cm" svg:height="2.849cm" svg:x="7.501cm" svg:y="23.664cm">
          <text:p text:style-name="P1"><text:span text:style-name="T2">IETF 111 - </text:span><text:span text:style-name="T4">ANIMA</text:span><text:span text:style-name="T5"> Working Grou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2" draw:text-style-name="P4" draw:layer="layout" svg:width="28.951cm" svg:height="1.605cm" svg:x="3.215cm" svg:y="7.377cm">
          <text:p text:style-name="P5"><text:span text:style-name="T6">draft-ietf-anima-constrained-join-proxy-0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3" draw:text-style-name="P6" draw:layer="layout" svg:width="29.765cm" svg:height="7.699cm" svg:x="3.712cm" svg:y="14.533cm">
          <text:p text:style-name="P5"><text:span text:style-name="T7">Both join-proxy versions have been implemented and work.</text:span></text:p>
          <text:p text:style-name="P5"><text:span text:style-name="T7">No known issues are left.</text:span></text:p>
          <text:p text:style-name="P5"><text:span text:style-name="T7">Ready for Last Call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0" draw:style-name="gr4" draw:layer="layout" svg:width="12.699cm" svg:height="9.524cm" svg:x="3.175cm" svg:y="1.905cm" draw:page-number="1" presentation:class="page"/>
          <draw:frame draw:name="Shape 21" presentation:style-name="pr3" draw:text-style-name="P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" svg:font-family="Calibri"/>
    <style:font-face style:name="Helvetica Neue" svg:font-family="'Helvetica Neue'"/>
    <style:font-face style:name="Courier New1" svg:font-family="'Courier New'" style:font-family-generic="modern" style:font-pitch="fixed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Helvetica Neue1" svg:font-family="'Helvetica Neue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DejaVu Sans2" svg:font-family="'DejaVu Sans'" style:font-family-generic="modern" style:font-pitch="variable"/>
    <style:font-face style:name="Liberation Sans2" svg:font-family="'Liberation Sans'" style:font-family-generic="modern" style:font-pitch="variable"/>
    <style:font-face style:name="Times New Roman" svg:font-family="'Times New Roman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modern" style:font-pitch="fixed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Title_20__26__20_Subtitle-background" style:display-name="Title &amp; Subtitle-background" style:family="presentation">
      <style:graphic-properties draw:stroke="none" draw:fill="solid" draw:fill-color="#ffffff"/>
      <style:text-properties style:letter-kerning="true"/>
    </style:style>
    <style:style style:name="Title_20__26__20_Subtitle-backgroundobjects" style:display-name="Title &amp; 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Subtitle-notes" style:display-name="Title &amp; 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Subtitle-outline1" style:display-name="Title &amp; Subtitle-outline1" style:family="presentation">
      <style:graphic-properties draw:stroke="none" draw:fill="none" draw:auto-grow-height="false" draw:fit-to-size="shrink-to-fit" style:shrink-to-fit="true">
        <text:list-style style:name="Title_20__26__20_Subtitle-outline1" style:display-name="Title &amp; 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6__20_Subtitle-outline2" style:display-name="Title &amp; Subtitle-outline2" style:family="presentation" style:parent-style-name="Title_20__26__20_Sub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_26__20_Subtitle-outline3" style:display-name="Title &amp; Subtitle-outline3" style:family="presentation" style:parent-style-name="Title_20__26__20_Sub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_26__20_Subtitle-outline4" style:display-name="Title &amp; Subtitle-outline4" style:family="presentation" style:parent-style-name="Title_20__26__20_Sub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_26__20_Subtitle-outline5" style:display-name="Title &amp; Subtitle-outline5" style:family="presentation" style:parent-style-name="Title_20__26__20_Subtitle-outline4">
      <style:paragraph-properties fo:margin-top="0.1cm" fo:margin-bottom="0cm"/>
      <style:text-properties fo:font-size="20pt" style:font-size-asian="20pt" style:font-size-complex="20pt"/>
    </style:style>
    <style:style style:name="Title_20__26__20_Subtitle-outline6" style:display-name="Title &amp; Subtitle-outline6" style:family="presentation" style:parent-style-name="Title_20__26__20_Subtitle-outline5">
      <style:paragraph-properties fo:margin-top="0.1cm" fo:margin-bottom="0cm"/>
      <style:text-properties fo:font-size="20pt" style:font-size-asian="20pt" style:font-size-complex="20pt"/>
    </style:style>
    <style:style style:name="Title_20__26__20_Subtitle-outline7" style:display-name="Title &amp; Subtitle-outline7" style:family="presentation" style:parent-style-name="Title_20__26__20_Subtitle-outline6">
      <style:paragraph-properties fo:margin-top="0.1cm" fo:margin-bottom="0cm"/>
      <style:text-properties fo:font-size="20pt" style:font-size-asian="20pt" style:font-size-complex="20pt"/>
    </style:style>
    <style:style style:name="Title_20__26__20_Subtitle-outline8" style:display-name="Title &amp; Subtitle-outline8" style:family="presentation" style:parent-style-name="Title_20__26__20_Subtitle-outline7">
      <style:paragraph-properties fo:margin-top="0.1cm" fo:margin-bottom="0cm"/>
      <style:text-properties fo:font-size="20pt" style:font-size-asian="20pt" style:font-size-complex="20pt"/>
    </style:style>
    <style:style style:name="Title_20__26__20_Subtitle-outline9" style:display-name="Title &amp; Subtitle-outline9" style:family="presentation" style:parent-style-name="Title_20__26__20_Subtitle-outline8">
      <style:paragraph-properties fo:margin-top="0.1cm" fo:margin-bottom="0cm"/>
      <style:text-properties fo:font-size="20pt" style:font-size-asian="20pt" style:font-size-complex="20pt"/>
    </style:style>
    <style:style style:name="Title_20__26__20_Subtitle-subtitle" style:display-name="Title &amp; Subtitle-subtitle" style:family="presentation">
      <style:graphic-properties draw:stroke="none" draw:fill="none" draw:textarea-vertical-align="middle">
        <text:list-style style:name="Title_20__26__20_Subtitle-subtitle" style:display-name="Title &amp; 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Subtitle-title" style:display-name="Title &amp; Subtitle-title" style:family="presentation">
      <style:graphic-properties draw:stroke="none" draw:fill="none" draw:textarea-vertical-align="middle">
        <text:list-style style:name="Title_20__26__20_Subtitle-title" style:display-name="Title &amp; 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_26__20_Subtitl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_26__20_Subtitl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4.524cm" fo:padding-top="0.254cm" fo:padding-bottom="0.254cm" fo:padding-left="0.254cm" fo:padding-right="0.254cm" fo:wrap-option="wrap"/>
    </style:style>
    <style:style style:name="Mpr4" style:family="presentation" style:parent-style-name="Title_20_and_20_Content-outline1">
      <style:graphic-properties draw:stroke="none" svg:stroke-width="0cm" draw:fill="none" draw:textarea-vertical-align="middle" draw:auto-grow-height="false" draw:fit-to-size="false" style:shrink-to-fit="false" fo:min-height="15.713cm" fo:padding-top="0.254cm" fo:padding-bottom="0.254cm" fo:padding-left="0.254cm" fo:padding-right="0.254cm" fo:wrap-option="wrap"/>
    </style:style>
    <style:style style:name="Mpr5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5.713cm" fo:padding-top="0.254cm" fo:padding-bottom="0.254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5.713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80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7" style:family="paragraph">
      <style:paragraph-properties fo:margin-left="0cm" fo:margin-right="0cm" fo:margin-top="1.482cm" fo:margin-bottom="0cm" fo:line-height="100%" fo:text-align="start" fo:text-indent="0cm" style:writing-mode="lr-tb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Helvetica Neue" fo:font-size="80pt" fo:letter-spacing="normal" fo:font-style="normal" style:text-underline-style="none" fo:font-weight="normal" style:font-name-asian="Helvetica Neue" style:font-size-asian="80pt" style:font-style-asian="normal" style:font-weight-asian="normal" style:font-name-complex="Helvetica Neue" style:font-size-complex="80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Helvetica Neue" fo:font-size="36pt" fo:letter-spacing="normal" fo:font-style="normal" style:text-underline-style="none" fo:font-weight="normal" style:font-name-asian="Helvetica Neue" style:font-size-asian="36pt" style:font-style-asian="normal" style:font-weight-asian="normal" style:font-name-complex="Helvetica Neue" style:font-size-complex="36pt" style:font-style-complex="normal" style:font-weight-complex="normal"/>
    </style:style>
    <style:style style:name="MT3" style:family="text">
      <style:text-properties fo:font-variant="normal" fo:text-transform="none" fo:color="#888888" style:text-line-through-style="none" style:text-line-through-type="none" style:text-position="0% 100%" style:font-name="Helvetica Neue" fo:font-size="12pt" fo:letter-spacing="normal" fo:font-style="normal" style:text-underline-style="none" fo:font-weight="normal" style:font-name-asian="Helvetica Neue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936cm" text:min-label-width="0.299cm"/>
        <style:text-properties style:font-name="Helvetica Neue" fo:color="#000000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936cm" text:min-label-width="0.299cm"/>
        <style:text-properties style:font-name="Helvetica Neue" fo:color="#000000" fo:font-size="75%"/>
      </text:list-level-style-bullet>
      <text:list-level-style-bullet text:level="2" text:bullet-char="•">
        <style:list-level-properties text:space-before="2.17cm" text:min-label-width="0.299cm"/>
        <style:text-properties style:font-name="Helvetica Neue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936cm" text:min-label-width="0.299cm"/>
        <style:text-properties style:font-name="Helvetica Neue" fo:color="#000000" fo:font-size="75%"/>
      </text:list-level-style-bullet>
      <text:list-level-style-bullet text:level="2" text:bullet-char="•">
        <style:list-level-properties text:space-before="2.17cm" text:min-label-width="0.299cm"/>
        <style:text-properties style:font-name="Helvetica Neue" fo:color="#000000" fo:font-size="75%"/>
      </text:list-level-style-bullet>
      <text:list-level-style-bullet text:level="3" text:bullet-char="•">
        <style:list-level-properties text:space-before="3.405cm" text:min-label-width="0.299cm"/>
        <style:text-properties style:font-name="Helvetica Neue" fo:color="#000000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936cm" text:min-label-width="0.299cm"/>
        <style:text-properties style:font-name="Helvetica Neue" fo:color="#000000" fo:font-size="75%"/>
      </text:list-level-style-bullet>
      <text:list-level-style-bullet text:level="2" text:bullet-char="•">
        <style:list-level-properties text:space-before="2.17cm" text:min-label-width="0.299cm"/>
        <style:text-properties style:font-name="Helvetica Neue" fo:color="#000000" fo:font-size="75%"/>
      </text:list-level-style-bullet>
      <text:list-level-style-bullet text:level="3" text:bullet-char="•">
        <style:list-level-properties text:space-before="3.405cm" text:min-label-width="0.299cm"/>
        <style:text-properties style:font-name="Helvetica Neue" fo:color="#000000" fo:font-size="75%"/>
      </text:list-level-style-bullet>
      <text:list-level-style-bullet text:level="4" text:bullet-char="•">
        <style:list-level-properties text:space-before="4.64cm" text:min-label-width="0.299cm"/>
        <style:text-properties style:font-name="Helvetica Neue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936cm" text:min-label-width="0.299cm"/>
        <style:text-properties style:font-name="Helvetica Neue" fo:color="#000000" fo:font-size="75%"/>
      </text:list-level-style-bullet>
      <text:list-level-style-bullet text:level="2" text:bullet-char="•">
        <style:list-level-properties text:space-before="2.17cm" text:min-label-width="0.299cm"/>
        <style:text-properties style:font-name="Helvetica Neue" fo:color="#000000" fo:font-size="75%"/>
      </text:list-level-style-bullet>
      <text:list-level-style-bullet text:level="3" text:bullet-char="•">
        <style:list-level-properties text:space-before="3.405cm" text:min-label-width="0.299cm"/>
        <style:text-properties style:font-name="Helvetica Neue" fo:color="#000000" fo:font-size="75%"/>
      </text:list-level-style-bullet>
      <text:list-level-style-bullet text:level="4" text:bullet-char="•">
        <style:list-level-properties text:space-before="4.64cm" text:min-label-width="0.299cm"/>
        <style:text-properties style:font-name="Helvetica Neue" fo:color="#000000" fo:font-size="75%"/>
      </text:list-level-style-bullet>
      <text:list-level-style-bullet text:level="5" text:bullet-char="•">
        <style:list-level-properties text:space-before="5.875cm" text:min-label-width="0.299cm"/>
        <style:text-properties style:font-name="Helvetica Neue" fo:color="#000000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min-label-width="0.6cm"/>
        <style:text-properties fo:color="#88888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_26__20_Subtitle" style:display-name="Title &amp; Subtitle" style:page-layout-name="PM1" draw:style-name="Mdp1">
      <draw:frame draw:name="Shape 12" presentation:style-name="Title_20__26__20_Subtitle-title" draw:layer="backgroundobjects" svg:width="29.068cm" svg:height="9.171cm" svg:x="3.528cm" svg:y="4.551cm" presentation:class="title" presentation:placeholder="true" presentation:user-transformed="true">
        <draw:text-box/>
      </draw:frame>
      <draw:frame draw:name="Shape 13" presentation:style-name="Title_20__26__20_Subtitle-outline1" draw:layer="backgroundobjects" svg:width="29.068cm" svg:height="3.139cm" svg:x="3.528cm" svg:y="13.97cm" presentation:class="outline" presentation:placeholder="true" presentation:user-transformed="true">
        <draw:text-box/>
      </draw:frame>
      <presentation:notes style:page-layout-name="PM2">
        <draw:page-thumbnail presentation:style-name="Title_20__26__20_Subtitle-title" draw:layer="backgroundobjects" svg:width="18.624cm" svg:height="10.476cm" svg:x="1.482cm" svg:y="2.123cm" presentation:class="page"/>
        <draw:frame presentation:style-name="Title_20__26__20_Subtitl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3" draw:text-style-name="MP6" draw:layer="backgroundobjects" svg:width="30.832cm" svg:height="5.996cm" svg:x="2.646cm" svg:y="1.235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4" draw:text-style-name="MP8" draw:layer="backgroundobjects" svg:width="30.832cm" svg:height="17.461cm" svg:x="2.646cm" svg:y="7.232cm" presentation:class="outline" presentation:user-transformed="true">
        <draw:text-box>
          <text:list text:style-name="ML4">
            <text:list-item>
              <text:p text:style-name="MP7"><text:span text:style-name="MT2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7"><text:span text:style-name="MT2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7"><text:span text:style-name="MT2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7"><text:span text:style-name="MT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5" draw:text-style-name="MP10" draw:layer="backgroundobjects" svg:width="8.126cm" svg:height="1.441cm" svg:x="2.483cm" svg:y="25.113cm" presentation:class="date-time" presentation:user-transformed="true">
        <draw:text-box>
          <text:p text:style-name="MP9"><text:span text:style-name="MT3">xx March 2021</text:span></text:p>
        </draw:text-box>
      </draw:frame>
      <draw:frame draw:name="Footer Placeholder 4" presentation:style-name="Mpr5" draw:text-style-name="MP10" draw:layer="backgroundobjects" svg:width="12.187cm" svg:height="1.441cm" svg:x="11.968cm" svg:y="25.113cm" presentation:class="footer" presentation:user-transformed="true">
        <draw:text-box>
          <text:p text:style-name="MP11"><text:span text:style-name="MT3">ANIMA, IETF110, virtual</text:span></text:p>
        </draw:text-box>
      </draw:frame>
      <draw:frame draw:name="Slide Number Placeholder 5" presentation:style-name="Mpr6" draw:text-style-name="MP13" draw:layer="backgroundobjects" svg:width="8.126cm" svg:height="1.441cm" svg:x="25.515cm" svg:y="25.113cm" presentation:class="page-number" presentation:user-transformed="true">
        <draw:text-box>
          <text:p text:style-name="MP12"><text:span text:style-name="MT4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NS-SD and IoT</dc:title>
    <meta:initial-creator>peter van der stok</meta:initial-creator>
    <dc:creator>Michael Richardson</dc:creator>
    <meta:editing-cycles>82</meta:editing-cycles>
    <dc:date>2021-07-11T19:32:46.718338479</dc:date>
    <meta:editing-duration>PT10H26M12S</meta:editing-duration>
    <meta:generator>LibreOffice/6.1.5.2$Linux_X86_64 LibreOffice_project/10$Build-2</meta:generator>
    <meta:document-statistic meta:object-count="36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